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8ba0" officeooo:paragraph-rsid="00188ba0"/>
    </style:style>
    <style:style style:name="P2" style:family="paragraph" style:parent-style-name="Standard">
      <style:text-properties style:text-underline-style="none" officeooo:rsid="00188ba0" officeooo:paragraph-rsid="00188ba0"/>
    </style:style>
    <style:style style:name="P3" style:family="paragraph" style:parent-style-name="Standard">
      <style:text-properties style:text-underline-style="none" fo:font-weight="bold" officeooo:rsid="00188ba0" officeooo:paragraph-rsid="00188ba0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b83bc" officeooo:paragraph-rsid="001b83b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cd78f" officeooo:paragraph-rsid="001cd78f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cd78f" officeooo:paragraph-rsid="001ed770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ffba1" officeooo:paragraph-rsid="001ffba1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13e03" officeooo:paragraph-rsid="00213e03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23bf7" officeooo:paragraph-rsid="00223bf7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256c3" officeooo:paragraph-rsid="002256c3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53470" officeooo:paragraph-rsid="0025347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6ae24" officeooo:paragraph-rsid="0026ae24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87c01" officeooo:paragraph-rsid="0026ae24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87c01" officeooo:paragraph-rsid="00287c01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b83bc" officeooo:paragraph-rsid="00287c0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23bf7" officeooo:paragraph-rsid="00223bf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256c3" officeooo:paragraph-rsid="002256c3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6ae24" officeooo:paragraph-rsid="0026ae2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9455e" officeooo:paragraph-rsid="0029455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cd78f" officeooo:paragraph-rsid="001ed77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d78f" officeooo:paragraph-rsid="001cd78f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6ae24" officeooo:paragraph-rsid="0026ae2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ffba1" officeooo:paragraph-rsid="001ffba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23bf7" officeooo:paragraph-rsid="00223bf7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53470" officeooo:paragraph-rsid="00253470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b2343" officeooo:paragraph-rsid="002b234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1398" style:font-weight-asian="normal" style:font-weight-complex="normal"/>
    </style:style>
    <style:style style:name="T3" style:family="text">
      <style:text-properties fo:font-weight="normal" officeooo:rsid="002a4bc9" style:font-weight-asian="normal" style:font-weight-complex="normal"/>
    </style:style>
    <style:style style:name="T4" style:family="text">
      <style:text-properties officeooo:rsid="001bc17a"/>
    </style:style>
    <style:style style:name="T5" style:family="text">
      <style:text-properties officeooo:rsid="002a4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eld Monitor BOM</text:p>
      <text:p text:style-name="P1"/>
      <text:p text:style-name="P3">From LowPowerLabs:</text:p>
      <text:p text:style-name="P3"/>
      <text:p text:style-name="P20">2 x Moteino (make sure the options are correct - some aren't legal in the UK!):</text:p>
      <text:p text:style-name="P6"><text:a xlink:type="simple" xlink:href="https://lowpowerlab.com/shop/moteino-r4"><text:span text:style-name="T1">https://lowpowerlab.com/shop/moteino-r4</text:span></text:a><text:span text:style-name="T1"> </text:span></text:p>
      <text:p text:style-name="P20">Transceiver: RFM69W – 433MHz (+$6.00)</text:p>
      <text:p text:style-name="P20">Extras: Add male side headers (+$1.00)</text:p>
      <text:p text:style-name="P6"/>
      <text:p text:style-name="P18">£40 (inc. shipping)</text:p>
      <text:p text:style-name="P2"/>
      <text:p text:style-name="P3">From RS components:</text:p>
      <text:p text:style-name="P4"/>
      <text:p text:style-name="P21">1 x power supply:</text:p>
      <text:p text:style-name="P5"><text:a xlink:type="simple" xlink:href="http://uk.rs-online.com/web/p/plug-in-power-supply/7653311/"><text:span text:style-name="T1">http://uk.rs-online.com/web/p/plug-in-power-supply/7653311/</text:span></text:a></text:p>
      <text:p text:style-name="P12"><text:span text:style-name="T1">£6.</text:span><text:span text:style-name="T3">00</text:span></text:p>
      <text:p text:style-name="P5"/>
      <text:p text:style-name="P21">1 x SD card:</text:p>
      <text:p text:style-name="P5"><text:a xlink:type="simple" xlink:href="http://uk.rs-online.com/web/p/secure-digital-cards/9011289/"><text:span text:style-name="T1">http://uk.rs-online.com/web/p/secure-digital-cards/9011289/</text:span></text:a></text:p>
      <text:p text:style-name="P18">£8.36</text:p>
      <text:p text:style-name="P5"/>
      <text:p text:style-name="P21">1 x Raspberry Pi B+:</text:p>
      <text:p text:style-name="P5"><text:a xlink:type="simple" xlink:href="http://uk.rs-online.com/web/p/processor-microcontroller-development-kits/8111284/"><text:span text:style-name="T1">http://uk.rs-online.com/web/p/processor-microcontroller-development-kits/8111284/</text:span></text:a></text:p>
      <text:p text:style-name="P18">£18.23</text:p>
      <text:p text:style-name="P5"/>
      <text:p text:style-name="P23">2 x FTDI cable:</text:p>
      <text:p text:style-name="P7"><text:a xlink:type="simple" xlink:href="http://uk.rs-online.com/web/p/interface-development-kits/0429307/"><text:span text:style-name="T1">http://uk.rs-online.com/web/p/interface-development-kits/0429307/</text:span></text:a><text:span text:style-name="T1"> </text:span></text:p>
      <text:p text:style-name="P18">£27.46</text:p>
      <text:p text:style-name="P7"/>
      <text:p text:style-name="P23">1 x Eneloop low self discharge batteries:</text:p>
      <text:p text:style-name="P7"><text:a xlink:type="simple" xlink:href="http://uk.rs-online.com/web/p/aa-rechargeable-batteries/8124393/"><text:span text:style-name="T1">http://uk.rs-online.com/web/p/aa-rechargeable-batteries/8124393/</text:span></text:a><text:span text:style-name="T1"> </text:span></text:p>
      <text:p text:style-name="P12"><text:span text:style-name="T1">£11.</text:span><text:span text:style-name="T3">00</text:span></text:p>
      <text:p text:style-name="P7"/>
      <text:p text:style-name="P23">1 x Battery holder:</text:p>
      <text:p text:style-name="P7"><text:a xlink:type="simple" xlink:href="http://uk.rs-online.com/web/p/battery-holders-mounts/4101450/"><text:span text:style-name="T1">http://uk.rs-online.com/web/p/battery-holders-mounts/4101450/</text:span></text:a><text:span text:style-name="T1"> </text:span></text:p>
      <text:p text:style-name="P18">£2.58</text:p>
      <text:p text:style-name="P7"/>
      <text:p text:style-name="P8"><text:span text:style-name="T2">2</text:span><text:span text:style-name="T1"> x N-channel MOSFET:</text:span></text:p>
      <text:p text:style-name="P8"><text:a xlink:type="simple" xlink:href="http://uk.rs-online.com/web/p/mosfet-transistors/8075863/"><text:span text:style-name="T1">http://uk.rs-online.com/web/p/mosfet-transistors/8075863/</text:span></text:a><text:span text:style-name="T1"> </text:span></text:p>
      <text:p text:style-name="P18">£1.50</text:p>
      <text:p text:style-name="P8"/>
      <text:p text:style-name="P16">1 x Lithium Ion battery:</text:p>
      <text:p text:style-name="P9"><text:a xlink:type="simple" xlink:href="http://uk.rs-online.com/web/p/lithium-rechargeable-battery-packs/7760872/"><text:span text:style-name="T1">http://uk.rs-online.com/web/p/lithium-rechargeable-battery-packs/7760872/</text:span></text:a><text:span text:style-name="T1"> </text:span></text:p>
      <text:p text:style-name="P18">£22.48</text:p>
      <text:p text:style-name="P18"/>
      <text:p text:style-name="P26">5.6k resistors:</text:p>
      <text:p text:style-name="P26"><text:a xlink:type="simple" xlink:href="http://uk.rs-online.com/web/p/through-hole-fixed-resistors/0157395/">http://uk.rs-online.com/web/p/through-hole-fixed-resistors/0157395/</text:a> </text:p>
      <text:p text:style-name="P3"/>
      <text:p text:style-name="P3">From Makersify:</text:p>
      <text:p text:style-name="P3"/>
      <text:p text:style-name="P17">1 x Real Time Clock (to keep track of time in the field):</text:p>
      <text:p text:style-name="P10"><text:a xlink:type="simple" xlink:href="https://makersify.com/products/adafruit-ds1307-real-time-clock-breakout-board-kit"><text:span text:style-name="T1">https://makersify.com/products/adafruit-ds1307-real-time-clock-breakout-board-kit</text:span></text:a></text:p>
      <text:p text:style-name="P18"><text:soft-page-break/>£9.00</text:p>
      <text:p text:style-name="P10"/>
      <text:p text:style-name="P16">1 x solar charger:</text:p>
      <text:p text:style-name="P9"><text:a xlink:type="simple" xlink:href="https://makersify.com/products/adafruit-usb-dc-solar-lithium-ion-polymer-charger"><text:span text:style-name="T1">https://makersify.com/products/adafruit-usb-dc-solar-lithium-ion-polymer-charger</text:span></text:a><text:span text:style-name="T1"> </text:span></text:p>
      <text:p text:style-name="P18">£16.00</text:p>
      <text:p text:style-name="P9"/>
      <text:p text:style-name="P16">1 x PowerBoost:</text:p>
      <text:p text:style-name="P9"><text:a xlink:type="simple" xlink:href="https://makersify.com/products/powerboost-500-basic-5v-usb-boost-500ma-from-1-8v"><text:span text:style-name="T1">https://makersify.com/products/powerboost-500-basic-5v-usb-boost-500ma-from-1-8v</text:span></text:a></text:p>
      <text:p text:style-name="P18">£10.00</text:p>
      <text:p text:style-name="P9"/>
      <text:p text:style-name="P16">2 x 6V 2W solar panel:</text:p>
      <text:p text:style-name="P9"><text:a xlink:type="simple" xlink:href="https://makersify.com/products/adafruit-medium-6v-2w-solar-panel"><text:span text:style-name="T1">https://makersify.com/products/adafruit-medium-6v-2w-solar-panel</text:span></text:a><text:span text:style-name="T1"> </text:span></text:p>
      <text:p text:style-name="P18">£44.00</text:p>
      <text:p text:style-name="P9"/>
      <text:p text:style-name="P25">1 x thermistor (to monitor battery temperature):</text:p>
      <text:p text:style-name="P11"><text:a xlink:type="simple" xlink:href="https://makersify.com/products/adafruit-10k-precision-epoxy-thermistor"><text:span text:style-name="T1">https://makersify.com/products/adafruit-10k-precision-epoxy-thermistor</text:span></text:a><text:span text:style-name="T1"> </text:span></text:p>
      <text:p text:style-name="P18">£5.00</text:p>
      <text:p text:style-name="P18"/>
      <text:p text:style-name="P15"><text:span text:style-name="T4">1 x </text:span>HDMI to VGA (so that RPi can output to a screen for setup):</text:p>
      <text:p text:style-name="P14"><text:a xlink:type="simple" xlink:href="https://makersify.com/products/adafruit-hdmi-to-vga-video-audio-adapter"><text:span text:style-name="T1">https://makersify.com/products/adafruit-hdmi-to-vga-video-audio-adapter</text:span></text:a><text:span text:style-name="T1"> </text:span></text:p>
      <text:p text:style-name="P19">£17.00</text:p>
      <text:p text:style-name="P18"/>
      <text:p text:style-name="P12">TOTAL: <text:span text:style-name="T5">£238.61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9:04:37.331906345</meta:creation-date>
    <dc:date>2016-08-11T10:14:45.702425651</dc:date>
    <meta:editing-duration>PT2H44M45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158" meta:character-count="1823" meta:non-whitespace-character-count="1707"/>
  </office:meta>
</office:document-meta>
</file>